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paragraph-rsid="00091fd4"/>
    </style:style>
    <style:style style:name="P2" style:family="paragraph" style:parent-style-name="Standard">
      <style:text-properties fo:color="#0000ff"/>
    </style:style>
    <style:style style:name="P3" style:family="paragraph" style:parent-style-name="Standard">
      <style:text-properties fo:color="#0000ff" officeooo:paragraph-rsid="000e7730"/>
    </style:style>
    <style:style style:name="P4" style:family="paragraph" style:parent-style-name="Standard">
      <style:text-properties fo:color="#0000ff" officeooo:paragraph-rsid="0011d85d"/>
    </style:style>
    <style:style style:name="P5" style:family="paragraph" style:parent-style-name="Standard">
      <style:text-properties fo:color="#0000ff" officeooo:paragraph-rsid="00152a06"/>
    </style:style>
    <style:style style:name="P6" style:family="paragraph" style:parent-style-name="Standard">
      <style:text-properties fo:color="#0000ff" officeooo:paragraph-rsid="00160fce"/>
    </style:style>
    <style:style style:name="P7" style:family="paragraph" style:parent-style-name="Standard">
      <style:text-properties fo:color="#0000ff" officeooo:rsid="00196308" officeooo:paragraph-rsid="00196308"/>
    </style:style>
    <style:style style:name="P8" style:family="paragraph" style:parent-style-name="Standard">
      <style:text-properties fo:color="#0000ff" officeooo:rsid="00196308" officeooo:paragraph-rsid="004616d2"/>
    </style:style>
    <style:style style:name="P9" style:family="paragraph" style:parent-style-name="Standard">
      <style:text-properties fo:color="#0000ff" officeooo:rsid="00196308" officeooo:paragraph-rsid="004890cd"/>
    </style:style>
    <style:style style:name="P10" style:family="paragraph" style:parent-style-name="Standard">
      <style:text-properties fo:color="#0000ff" officeooo:rsid="001a016a" officeooo:paragraph-rsid="001a016a"/>
    </style:style>
    <style:style style:name="P11" style:family="paragraph" style:parent-style-name="Standard">
      <style:text-properties fo:color="#0000ff" officeooo:rsid="001a016a" officeooo:paragraph-rsid="0029a4c8"/>
    </style:style>
    <style:style style:name="P12" style:family="paragraph" style:parent-style-name="Standard">
      <style:text-properties fo:color="#0000ff" officeooo:rsid="001a016a" officeooo:paragraph-rsid="004a6455"/>
    </style:style>
    <style:style style:name="P13" style:family="paragraph" style:parent-style-name="Standard">
      <style:text-properties fo:color="#0000ff" officeooo:rsid="001a016a" officeooo:paragraph-rsid="004ff3d4"/>
    </style:style>
    <style:style style:name="P14" style:family="paragraph" style:parent-style-name="Standard">
      <style:text-properties fo:color="#0000ff" officeooo:rsid="001a016a" officeooo:paragraph-rsid="00539053"/>
    </style:style>
    <style:style style:name="P15" style:family="paragraph" style:parent-style-name="Standard">
      <style:text-properties fo:color="#0000ff" officeooo:rsid="001a016a" officeooo:paragraph-rsid="0054db2e"/>
    </style:style>
    <style:style style:name="P16" style:family="paragraph" style:parent-style-name="Standard">
      <style:text-properties fo:color="#0000ff" officeooo:rsid="00283316" officeooo:paragraph-rsid="00283316"/>
    </style:style>
    <style:style style:name="P17" style:family="paragraph" style:parent-style-name="Standard">
      <style:text-properties fo:color="#0000ff" officeooo:rsid="002e5fb5" officeooo:paragraph-rsid="002e5fb5"/>
    </style:style>
    <style:style style:name="P18" style:family="paragraph" style:parent-style-name="Standard">
      <style:text-properties fo:color="#0000ff" officeooo:paragraph-rsid="0039edeb"/>
    </style:style>
    <style:style style:name="P19" style:family="paragraph" style:parent-style-name="Standard">
      <style:text-properties fo:color="#0000ff" officeooo:rsid="003d0ce8" officeooo:paragraph-rsid="003d0ce8"/>
    </style:style>
    <style:style style:name="P20" style:family="paragraph" style:parent-style-name="Standard">
      <style:text-properties fo:color="#000000" officeooo:rsid="00196308" officeooo:paragraph-rsid="00196308"/>
    </style:style>
    <style:style style:name="P21" style:family="paragraph" style:parent-style-name="Standard">
      <style:text-properties fo:color="#000000" officeooo:rsid="00196308" officeooo:paragraph-rsid="001a016a"/>
    </style:style>
    <style:style style:name="P22" style:family="paragraph" style:parent-style-name="Standard">
      <style:text-properties fo:color="#000000" officeooo:rsid="00196308" officeooo:paragraph-rsid="0024442d"/>
    </style:style>
    <style:style style:name="P23" style:family="paragraph" style:parent-style-name="Standard">
      <style:text-properties fo:color="#000000" officeooo:rsid="001a016a" officeooo:paragraph-rsid="001a016a"/>
    </style:style>
    <style:style style:name="P24" style:family="paragraph" style:parent-style-name="Standard">
      <style:text-properties fo:color="#000000" officeooo:rsid="001a016a" officeooo:paragraph-rsid="004ef40e"/>
    </style:style>
    <style:style style:name="P25" style:family="paragraph" style:parent-style-name="Standard">
      <style:text-properties fo:color="#ff0000"/>
    </style:style>
    <style:style style:name="P26" style:family="paragraph" style:parent-style-name="Standard">
      <style:text-properties fo:color="#ff0000" officeooo:paragraph-rsid="000e7730"/>
    </style:style>
    <style:style style:name="P27" style:family="paragraph" style:parent-style-name="Standard">
      <style:text-properties officeooo:paragraph-rsid="00351369"/>
    </style:style>
    <style:style style:name="P28" style:family="paragraph" style:parent-style-name="Standard">
      <style:text-properties fo:color="#0000ff"/>
    </style:style>
    <style:style style:name="P29" style:family="paragraph" style:parent-style-name="Standard">
      <style:text-properties fo:color="#0000ff" officeooo:rsid="00196308" officeooo:paragraph-rsid="005d326e"/>
    </style:style>
    <style:style style:name="P30" style:family="paragraph" style:parent-style-name="Standard">
      <style:text-properties fo:color="#0000ff" officeooo:rsid="00196308" officeooo:paragraph-rsid="005ec166"/>
    </style:style>
    <style:style style:name="P31" style:family="paragraph" style:parent-style-name="Standard">
      <style:text-properties fo:color="#0000ff" officeooo:rsid="00196308" officeooo:paragraph-rsid="0061cb57"/>
    </style:style>
    <style:style style:name="P32" style:family="paragraph" style:parent-style-name="Standard">
      <style:text-properties fo:color="#0000ff" officeooo:paragraph-rsid="0058145d"/>
    </style:style>
    <style:style style:name="P33" style:family="paragraph" style:parent-style-name="Standard">
      <style:text-properties fo:color="#0000ff" officeooo:rsid="001191f7" officeooo:paragraph-rsid="005bfb5d"/>
    </style:style>
    <style:style style:name="P34" style:family="paragraph" style:parent-style-name="Standard">
      <style:text-properties fo:color="#0000ff" officeooo:paragraph-rsid="005d326e"/>
    </style:style>
    <style:style style:name="P35" style:family="paragraph" style:parent-style-name="Standard">
      <style:text-properties fo:color="#0000ff" officeooo:rsid="005ec166" officeooo:paragraph-rsid="005ec166"/>
    </style:style>
    <style:style style:name="P36" style:family="paragraph" style:parent-style-name="Standard">
      <style:text-properties fo:color="#0000ff" officeooo:rsid="001a016a" officeooo:paragraph-rsid="00284d59"/>
    </style:style>
    <style:style style:name="P37" style:family="paragraph" style:parent-style-name="Standard">
      <style:text-properties fo:color="#0000ff" officeooo:rsid="001a016a" officeooo:paragraph-rsid="006217fe"/>
    </style:style>
    <style:style style:name="P38" style:family="paragraph" style:parent-style-name="Standard">
      <style:text-properties fo:color="#000000" officeooo:rsid="00196308" officeooo:paragraph-rsid="005ec166"/>
    </style:style>
    <style:style style:name="P39" style:family="paragraph" style:parent-style-name="Standard">
      <style:text-properties fo:color="#000000" officeooo:rsid="00196308" officeooo:paragraph-rsid="0061cb57"/>
    </style:style>
    <style:style style:name="P40" style:family="paragraph" style:parent-style-name="Standard">
      <style:text-properties fo:color="#000000" officeooo:rsid="00196308" officeooo:paragraph-rsid="00625b94"/>
    </style:style>
    <style:style style:name="P41" style:family="paragraph" style:parent-style-name="Standard">
      <style:text-properties fo:color="#000000" officeooo:rsid="001a016a" officeooo:paragraph-rsid="006217fe"/>
    </style:style>
    <style:style style:name="P42" style:family="paragraph" style:parent-style-name="Standard">
      <style:text-properties fo:color="#ce181e" officeooo:rsid="00196308" officeooo:paragraph-rsid="0062a949"/>
    </style:style>
    <style:style style:name="P43" style:family="paragraph" style:parent-style-name="Standard">
      <style:text-properties fo:color="#ce181e" officeooo:rsid="00186f61" officeooo:paragraph-rsid="005bfb5d"/>
    </style:style>
    <style:style style:name="P44" style:family="paragraph" style:parent-style-name="Standard">
      <style:text-properties officeooo:paragraph-rsid="000e7730"/>
    </style:style>
    <style:style style:name="P45" style:family="paragraph" style:parent-style-name="Standard">
      <style:text-properties officeooo:paragraph-rsid="0058145d"/>
    </style:style>
    <style:style style:name="P46" style:family="paragraph" style:parent-style-name="Standard">
      <style:text-properties officeooo:paragraph-rsid="005a10e7"/>
    </style:style>
    <style:style style:name="P47" style:family="paragraph" style:parent-style-name="Standard">
      <style:text-properties style:text-line-through-style="solid" style:text-line-through-type="single"/>
    </style:style>
    <style:style style:name="P48" style:family="paragraph" style:parent-style-name="Standard">
      <style:text-properties fo:color="#ff0000" officeooo:paragraph-rsid="005a10e7"/>
    </style:style>
    <style:style style:name="P49" style:family="paragraph" style:parent-style-name="Standard">
      <style:text-properties fo:color="#ff0000" officeooo:paragraph-rsid="005af3c3"/>
    </style:style>
    <style:style style:name="P50" style:family="paragraph" style:parent-style-name="Standard">
      <style:text-properties fo:color="#ff0000" officeooo:rsid="00196308" officeooo:paragraph-rsid="004616d2"/>
    </style:style>
    <style:style style:name="P51" style:family="paragraph" style:parent-style-name="Standard">
      <style:text-properties officeooo:rsid="005af3c3" officeooo:paragraph-rsid="005af3c3"/>
    </style:style>
    <style:style style:name="P52" style:family="paragraph" style:parent-style-name="Standard">
      <style:text-properties officeooo:paragraph-rsid="0011d85d"/>
    </style:style>
    <style:style style:name="T1" style:family="text">
      <style:text-properties fo:color="#0000ff"/>
    </style:style>
    <style:style style:name="T2" style:family="text">
      <style:text-properties fo:color="#0000ff" officeooo:rsid="000d5f1c"/>
    </style:style>
    <style:style style:name="T3" style:family="text">
      <style:text-properties fo:color="#0000ff" officeooo:rsid="00579955"/>
    </style:style>
    <style:style style:name="T4" style:family="text">
      <style:text-properties fo:color="#0000ff" officeooo:rsid="0058145d"/>
    </style:style>
    <style:style style:name="T5" style:family="text">
      <style:text-properties fo:color="#0000ff" officeooo:rsid="005a10e7"/>
    </style:style>
    <style:style style:name="T6" style:family="text">
      <style:text-properties officeooo:rsid="00136976"/>
    </style:style>
    <style:style style:name="T7" style:family="text">
      <style:text-properties officeooo:rsid="001a016a"/>
    </style:style>
    <style:style style:name="T8" style:family="text">
      <style:text-properties fo:color="#000000"/>
    </style:style>
    <style:style style:name="T9" style:family="text">
      <style:text-properties fo:color="#000000" officeooo:rsid="0061cb57"/>
    </style:style>
    <style:style style:name="T10" style:family="text">
      <style:text-properties officeooo:rsid="00246029"/>
    </style:style>
    <style:style style:name="T11" style:family="text">
      <style:text-properties officeooo:rsid="00283316"/>
    </style:style>
    <style:style style:name="T12" style:family="text">
      <style:text-properties fo:color="#ff0000"/>
    </style:style>
    <style:style style:name="T13" style:family="text">
      <style:text-properties fo:color="#ff0000" officeooo:rsid="005a10e7"/>
    </style:style>
    <style:style style:name="T14" style:family="text">
      <style:text-properties officeooo:rsid="003c7f71"/>
    </style:style>
    <style:style style:name="T15" style:family="text">
      <style:text-properties officeooo:rsid="003d0ce8"/>
    </style:style>
    <style:style style:name="T16" style:family="text">
      <style:text-properties officeooo:rsid="00430958"/>
    </style:style>
    <style:style style:name="T17" style:family="text">
      <style:text-properties officeooo:rsid="004616d2"/>
    </style:style>
    <style:style style:name="T18" style:family="text">
      <style:text-properties officeooo:rsid="0054db2e"/>
    </style:style>
    <style:style style:name="T19" style:family="text">
      <style:text-properties fo:color="#ce181e"/>
    </style:style>
    <style:style style:name="T20" style:family="text">
      <style:text-properties fo:color="#ce181e" officeooo:rsid="0055f892"/>
    </style:style>
    <style:style style:name="T21" style:family="text">
      <style:text-properties officeooo:rsid="0055f892"/>
    </style:style>
    <style:style style:name="T22" style:family="text">
      <style:text-properties officeooo:rsid="0058145d"/>
    </style:style>
    <style:style style:name="T23" style:family="text">
      <style:text-properties officeooo:rsid="005b1073"/>
    </style:style>
    <style:style style:name="T24" style:family="text">
      <style:text-properties officeooo:rsid="005ec166"/>
    </style:style>
    <style:style style:name="T25" style:family="text">
      <style:text-properties officeooo:rsid="00196308"/>
    </style:style>
    <style:style style:name="T26" style:family="text">
      <style:text-properties officeooo:rsid="0061cb57"/>
    </style:style>
    <style:style style:name="T27" style:family="text">
      <style:text-properties officeooo:rsid="006217fe"/>
    </style:style>
    <style:style style:name="T28" style:family="text">
      <style:text-properties officeooo:rsid="0062a9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論文番号 1007</text:p>
      <text:p text:style-name="P1">■ 論文題目 き裂による散乱波の反響環境下での時間反転集束</text:p>
      <text:p text:style-name="Standard">■ 第一著者 木本和志 </text:p>
      <text:p text:style-name="Standard"/>
      <text:p text:style-name="Standard"/>
      <text:p text:style-name="Standard">■ 論文番号</text:p>
      <text:p text:style-name="Standard">1007</text:p>
      <text:p text:style-name="Standard">■ 論文題目</text:p>
      <text:p text:style-name="Standard">き裂による散乱波の反響環境下での時間反転集束</text:p>
      <text:p text:style-name="Standard">■ 第一著者</text:p>
      <text:p text:style-name="Standard">木本和志 [Kazushi KIMOTO]</text:p>
      <text:p text:style-name="Standard"/>
      <text:p text:style-name="Standard">査読者 A</text:p>
      <text:p text:style-name="Standard"/>
      <text:p text:style-name="Standard">■ 修正意見</text:p>
      <text:p text:style-name="Standard">1) p.2 左下 9 行目</text:p>
      <text:p text:style-name="Standard">「存在ることし」を修正してください </text:p>
      <text:p text:style-name="P2">「存在すること」に修正しました．</text:p>
      <text:p text:style-name="Standard">2) 2(2)8 行目, 図-3</text:p>
      <text:p text:style-name="Standard">斜角圧電探触子のサイズ(奥行き)は何 mm であるのか明記してください．奥行きが試験体サイズと同じ 80mm あるのであれば，概ね線波源と見なせて 2 次元の数値解析での 3 次元現象の評価は尤もらしい結果と言えます．しかし，探触子の奥行きが 80mm もあるとは思えず，実験での波動の伝播は 3 次元的な挙動をしていると思われます．2 次元の数値解析は実際の計測とは異なる現象の解析であり，得られた結果には信頼性がありません．</text:p>
      <text:p text:style-name="P44"><text:span text:style-name="T1"/></text:p>
      <text:p text:style-name="P45"><text:span text:style-name="T1">探触子の素子寸法は10mm×</text:span><text:span text:style-name="T2">40mmで，奥行きが40mmあります．周波数5MHzでの横波波長0.6mm</text:span><text:span text:style-name="T3">との比で言えば</text:span><text:span text:style-name="T2">約6</text:span><text:span text:style-name="T4">3</text:span><text:span text:style-name="T2">倍で，供試体形状も溶接線方向に一様なため，2次元問題としてある程度シミュレーションが可能と考えられます．以上のことが明確となるように，下記の記述を加えました．</text:span></text:p>
      <text:p text:style-name="P26">「なお，送信に用いた斜角探触子の振動子は10mm✕40mmの矩形で，図<text:span text:style-name="T22">3</text:span>の紙面奥行き(z軸)方向に40mmの幅がある．つまり，送信源の幅は5MHzでの横波波長(<text:span text:style-name="T22">0.6mm</text:span>)の約63倍と十分に大きい．これは，超音波の送信軸(<text:span text:style-name="T22">x2</text:span>軸)付近で2次元的な波動場を励起することを意図して設計したものである．」</text:p>
      <text:p text:style-name="P3"/>
      <text:p text:style-name="Standard"/>
      <text:p text:style-name="Standard">3) 2(2)8 行目, 4(2)</text:p>
      <text:p text:style-name="Standard">入力に「横波(SV 波)の圧電探触子」を用いているのであれば，底面(観測範囲 S')での変位は水平成分が多くを占めると思われます．それにもかかわらず，底面で計測される法線速度波形を入射波のモデル化に用いています．論文で示されている入射場の計算は，実際の計測を再現できているとは思えません．先の指摘同様に 3 次元の波動場を 2 次元の数値解析で表現することにも無理があります．</text:p>
      <text:p text:style-name="Standard"/>
      <text:p text:style-name="P32">SV波の入射角度が約70度であるため，鉛直方向にも大きな振動成分があると考えられます．このことを指摘するために，次の記述を加えました．</text:p>
      <text:p text:style-name="P32"><text:span text:style-name="T12">「探触子からは約70度の角度でSV波が送信されるため，鉛直方向にも十分な強度の振動成分をもち，LDVでの計測も比較的容易である．」</text:span></text:p>
      <text:p text:style-name="Standard"/>
      <text:p text:style-name="Standard">4) 2(3)1 行目</text:p>
      <text:p text:style-name="Standard">「201 の超音波波形を」とありますが，粒子速度の法線成分 dot{u_n^{meas}}であること</text:p>
      <text:p text:style-name="Standard">を明記してください．</text:p>
      <text:p text:style-name="P17">ご指摘の点について，下記のことを加筆しました．</text:p>
      <text:p text:style-name="P25">「なお，LDV計測ではレーザー照射方向の振動速度に比例した電圧波形が得られるため，エコー強度は試験体表面の法線方向速度とみなして差し支えない．」</text:p>
      <text:p text:style-name="Standard"/>
      <text:p text:style-name="Standard">5) p.3 右下から 9 行目</text:p>
      <text:p text:style-name="Standard">「また，理論上は...得られる」とあるが，(a)スリットありと(b)スリットなしは対象領域の形状が異なる別の問題です．そのため，方程式が線形であっても解の重ね合わせは成立しません．この記述は誤りです．</text:p>
      <text:p text:style-name="Standard"/>
      <text:p text:style-name="P2"><text:soft-page-break/>ご指摘の記述「また，理論上は，スリットからのエコー成分は2つの走時波形(a)と(b)の差分として得られる．」を次のように修正しました．</text:p>
      <text:p text:style-name="P48">「また，計測誤差が無視できる場合には，走時波形 (a) と (b)の差分をとることで，スリットに起因する信号成分を抽出することができる．」</text:p>
      <text:p text:style-name="P47"/>
      <text:p text:style-name="Standard">6) 図-4</text:p>
      <text:p text:style-name="Standard">「(a)スリットあり」なども図のキャプションなので，図の下に書くように修正してください．</text:p>
      <text:p text:style-name="P2">ご指摘に通りに修正しました．</text:p>
      <text:p text:style-name="P2"/>
      <text:p text:style-name="Standard">7) 図－4, 図－6</text:p>
      <text:p text:style-name="Standard">図-4 は 60μs までプロットしているが，図-6 は 50μs までのプロットです．図-4(a)(b)の x=5～15mm の 53μs 辺りに振幅の大きな右向きの波が見られるが，この波の情報を図-6 や数値解析では無視しています．理由を述べてください．</text:p>
      <text:p text:style-name="P46"><text:span text:style-name="T1">5</text:span><text:span text:style-name="T5">0</text:span><text:span text:style-name="T1">μsまでの結果を示した理由を次のように加筆しました．</text:span></text:p>
      <text:p text:style-name="P46"><text:span text:style-name="T12">「なお，図-</text:span><text:span text:style-name="T13">4</text:span><text:span text:style-name="T12">の観測波形では，50μs以後にも右方向への強い進行波が現れている．ただしそれらはスリットの有無によらず観測され，強度も左進行波と同程度であることから，スリットに起因したものである可能性は低い．このことも考慮し，図-</text:span><text:span text:style-name="T13">6</text:span><text:span text:style-name="T12">では，50μsまでの進行方向分離と表面波成分の除去状況を示している．」</text:span></text:p>
      <text:p text:style-name="P27"/>
      <text:p text:style-name="Standard">8) 式(7) 上 3 行目</text:p>
      <text:p text:style-name="Standard">「それ以外の箇所 ∂G¥S で表面力はゼロとする」とありますが，試験体を机などに置いて計測しているのであれば，底面の境界条件はトラクションフリーではありません．試験体底面をどのような状態で計測を行ったのかについての記載をお願いします．</text:p>
      <text:p text:style-name="P51"/>
      <text:p text:style-name="P51">試験体の定置について以下の説明を加えました．</text:p>
      <text:p text:style-name="P49">「試験体とLDVの相対位置調整は，測定点位置の移動(スキャンニング)を含め，3軸ステージ(水平2軸，水平面内回転1軸)のテーブル上に試験体を載せ，試験体を移動させることによって行った．」</text:p>
      <text:p text:style-name="P4">試験たはステージのテーブル上にそのまま載せています．その際，験片底面には接触媒質などのカップリング剤を塗布していませんので，超音波は試験片底面でほぼすべて反射されます．これは，超音波の振幅がマイクロメートルオーダーと非常に小さく，それと同程度の空気層が試験片表面とテーブルの間に残るためです．従って試験片表面をトラクションゼロの境界とみなすことに問題はないと考えています．なお，カップリング剤を塗布しなければ超音波が物体間の接触面をほとんど透過しないことは極めて常識的な内容であり，他の査読者からの指摘もございませんでしたので，この点については特に説明のための加筆は行っておりません．</text:p>
      <text:p text:style-name="P52"/>
      <text:p text:style-name="Standard">9) 式(15)--(18)</text:p>
      <text:p text:style-name="Standard">式(19)以降の説明がわかりづらいので，式(15)-(18)に現れる関数を引数付きで表記してください．</text:p>
      <text:p text:style-name="P2">ご指摘の通りに修正しました．</text:p>
      <text:p text:style-name="P40">関連して<text:span text:style-name="T20">「</text:span><text:span text:style-name="T19">なお，$(\rho,C_{ijkl})$はモデルパラメータの現在の推定値を，$(\delta \rho, \delta C_{ijkl})$は修正量であることを意味する．」との説明を＊＊に加筆しました．</text:span></text:p>
      <text:p text:style-name="P40"><text:span text:style-name="T19"/></text:p>
      <text:p text:style-name="Standard">10) p.6 左 2 行目</text:p>
      <text:p text:style-name="Standard">「順問題の解である u_n(x,t) には，入射波変位 u_n^{in} を与えること望ましい」とありますが，意味が不明です．考えている順問題は支配方程式(式(1))，初期条件(式(6))，境界条件(式(7))の解ではないのでしょうか．そもそも，ここで言う入射波変位 u_n^{in}が何を意味しているのか不明です．</text:p>
      <text:p text:style-name="Standard">11) p.6 左 5 行目</text:p>
      <text:p text:style-name="Standard">先の指摘同様，u_n - u_n^{meas} は散乱波ではありません．u_n - u_n^{meas} を散乱波と仮定する(もしくは，近似する)などとすべきではないでしょうか．</text:p>
      <text:p text:style-name="P33">上記二つのご指摘について当該箇所を次のように修正し，何を入射場とみなしているか明確になるようにしました．</text:p>
      <text:p text:style-name="P43">「順問題の解であるu_n(x,t)はスリットがない場合の変位場だから，これを入射場とすればu_n^{meas}-<text:span text:style-name="T23">u_n</text:span>は散乱波を意味し， 時間反転場には散乱源に戻る波動場が現れると期待される．」</text:p>
      <text:p text:style-name="P43"/>
      <text:p text:style-name="Standard">12) 3(4)上 5 行目</text:p>
      <text:p text:style-name="Standard">「一方，図-6(b)では...考えられる」とあります．図-6(b)に見られる分離しきれない左進行波を LDV 計測における誤差と書かれています．これを除去して数値解析には図-6(c)のデータを用いています．図-6(c)に見られる波形の振幅は，著者らが誤差としてる「分離しきれていない左進行波」と同程度か<text:soft-page-break/>それ以下に見えます．このような，誤差と同程度の情報を信頼して数値解析を行なっても良いのでしょうか．</text:p>
      <text:p text:style-name="Standard"/>
      <text:p text:style-name="P18">”これを除去して”とのご指摘ですが，図-６(b)と<text:span text:style-name="T6">(c)の違いは，右方向へ進行する表面波成分を除去した点だけにあり，LDV計測で混入する誤差を除去したとの記述はありません．また，表面波を取り除く操作については，図-8に関する記述で十分な説明がなされていると思われますので，前半のご指摘に関する説明は追加していません．</text:span></text:p>
      <text:p text:style-name="P5"/>
      <text:p text:style-name="P19">後半のご指摘に関しては，著者らの立場は以下の通りです．</text:p>
      <text:p text:style-name="P34">フェーズドアレイ法や開口合成法による超音波イメージングでは，個々の観測波形レベルでの<text:span text:style-name="T14">S/N比</text:span>は非常に低いことが普通です．そのため，複数の波形を重ね合わせて画像合成を行うことでS/N比を事後的に改善し，欠陥検出等の非破壊評価を行います．つまり，個々の観測波形でのS/N比が低いことがイメージングを行うことの是非や手法の有用性を決めるものでなく，むしろ，S/N比の低い波形データから，どれだけ有用な情報が引き出せるかということが応用上より重要と言えます．本研究で用いた時間反転法も遅延重ね合わせアルゴリズムの一種であることはフェーズドアレイ法や開口合成法と同じで，波動解析に用いるFDTD法もノイズによってスキームの安定性が損なわれるものではありません．以上のような立場から，波形レベルでのS/N比の低さが本研究の議論の有効性を損なうものではなく，むしろ，そのようなデータからも意味のある情報を引き出すことができた，という主旨の議論をここでは行っています．この点は，本論文のいくつかの箇所で既に述べられており，特に<text:span text:style-name="T15">3(4)節の末尾７行で強調されているため，あらためて説明を加えることは控えさせていただけますと幸いです．</text:span></text:p>
      <text:p text:style-name="P34"/>
      <text:p text:style-name="P6"/>
      <text:p text:style-name="P20">査読者B</text:p>
      <text:p text:style-name="P20">1) P3,左,下 5 行目</text:p>
      <text:p text:style-name="P20">「Laser Doppler vibrometer」の vibrometer だけ先頭が小文字になっています.大文字では?</text:p>
      <text:p text:style-name="P7">大文字で表記するよう修正しました．</text:p>
      <text:p text:style-name="P20"/>
      <text:p text:style-name="P20">2)P3,右,3 行目</text:p>
      <text:p text:style-name="P20">「サンプリング周波数は 80MHz,平均化回数は 4,096 回とした」とありますが,「平均化回数」とはどういう意味ですか?計測時間間隔が 1/80μs で,全部で 4,096 ステップ計測したということでしょうか.そうであれば,計測時間は 51.2μs になりますが,図-4 にはトータル 60μs のデータが示されていますので,一致しません.説明をお願いします.</text:p>
      <text:p text:style-name="P29">超音波の送受信は各点で4,096回行い，その結果を平均化して一つの時刻歴波形を得ています．このことが明確になるよう，ご指摘の箇所を以下のように修正しました．</text:p>
      <text:p text:style-name="P29"><text:span text:style-name="T12">「送信パルスの繰返し周波数は1kHz，LDVによる観測はサンプリング周波数80MHzで行い，4096回の計測結果をスタッキングして各観測点で一つの時刻歴波形を得た．」</text:span></text:p>
      <text:p text:style-name="P20"/>
      <text:p text:style-name="P20">3)P4,左の下 1 行~右上 3 行</text:p>
      <text:p text:style-name="P20">「位置ベクトルを x=(x1,x2),時間変数を t とし,物体力は働かないとする.なお,座標系は原点位置を含め実験と一致させ(x,y)=(x1,x2) とし,指標を使った成分表記が必要である場合を除き(x,y)で書く.」とありますが,図の x 軸を x1 軸に, y 軸を x2 軸に書き換えれば,2 つ目の文章が不要になって理解しやすくなると思いました.</text:p>
      <text:p text:style-name="P7"><text:span text:style-name="T16">(</text:span>x1,x2<text:span text:style-name="T16">)に</text:span>統一しました．</text:p>
      <text:p text:style-name="P7"/>
      <text:p text:style-name="P20">4)P5,右,(2)(3)</text:p>
      <text:p text:style-name="P20">式(10)が最小となるモデルパラメータ m を最適化手法により推定されています.モデルパラメータはρ,λ,μの 3 つで,「空間格子数は未知量あたり 1,800×700 となる.」とありますので,未知数は全部で 3×1,800×700=3,780,000 個.これに対してデータ数は時間ステップ数が 15,000 で計測点数が 201 なので 15,000×201=3,015,000 個でしょうか.であれば,式の数に比べて未知数の数が少ないunderdetermined な逆問題となりますが,どのような最適化手法を用いてどのように解いているのか説明をお願いします.局所解の心配はないのでしょうか.解の初期値をどのように設定されているのか,解の取り得る範囲をどのように与えているのか,与えていないのか,具体的な中身がよくわからなかったので,</text:p>
      <text:p text:style-name="P20">説明をお願いします.</text:p>
      <text:p text:style-name="P20"/>
      <text:p text:style-name="P30"><text:soft-page-break/>本研究では<text:span text:style-name="T10">reverse-time migration(RTM)による超音波イメージングを行っています．その際，最適化手法の一種であるフルウェーブ・インバージョン(FWI)のFrecheカーネルをRTMでの画像化関数として用いています．そのためにFWIについての説明を行っていますが，FWIによって最適化問題を解いているわけでありません．このことは本文中（例えば＊＊）で述べられていますが，あらためて下記の記述を加えました．</text:span></text:p>
      <text:p text:style-name="P42">「モデルパラメータの修正には，目的関数χ<text:span text:style-name="T24">(</text:span>m<text:span text:style-name="T24">)</text:span>を定義し，その勾配∇χ<text:span text:style-name="T24">(m)</text:span>を用いる．以下に述べるように，∇χ<text:span text:style-name="T24">(m)</text:span>は時間反転場を用いて表されるFr<text:span text:style-name="T24">echet</text:span> Kernelから計算できる．本研究のRTMイメージングではFr<text:span text:style-name="T24">echet</text:span> Kernelを画像化関数として用いる． 」</text:p>
      <text:p text:style-name="P35">なお，K_{ijkl}の計算に必要な情報は全て４節に示されています．また，<text:span text:style-name="T25">ここでの問題を最適化問題として考えるならば，劣決定問題となることや局所解が多数存在することはご指摘の通りです．しかしながら，局所解に向かうような勾配をあたえる</text:span>K_{ijkl}を<text:span text:style-name="T25">イメージングに用いた場合，その結果にはきずの指示を見つけることはできず，今回のような結果は得られないと予想されます．勿論，RTMが常に(最適化問題で言う所の)局所解を回避できるわけではありませんが，今回の結果が物理的意味の無い局所解に相当するものでないことは十分に示されていると判断いたしました．</text:span></text:p>
      <text:p text:style-name="P38"/>
      <text:p text:style-name="P20">5) P5,左,式(10)ds は dx では?</text:p>
      <text:p text:style-name="P7">dx<text:span text:style-name="T16">1に</text:span>修正しました．</text:p>
      <text:p text:style-name="P20"/>
      <text:p text:style-name="P20">6)P5,右,式(17)と式(18)の 1 行上「・:終端条件:」「・:境界条件:」となっていますが,文字の前の「:」は不要では?</text:p>
      <text:p text:style-name="P7">不要なコロンを削除しました．</text:p>
      <text:p text:style-name="P7"/>
      <text:p text:style-name="P20">7)P5,右,式(18)</text:p>
      <text:p text:style-name="P20">表面力でなく速度を与えています.このことについて,「表面力は接触力によって生ずるもので,直接測定できない.」「そこで,・・・プレート裏面側で計測した速度波形を使った計算を行う.この点については, 第 4 節であらためて説明する.」とありますが,第 4 節のどこで説明されているのでしょうか.また,数値計算であれば表面力を計算できると思いますが,表面力を与えたときと裏面の速度を与えたときとで結果の傾向は変わるのでしょうか.</text:p>
      <text:p text:style-name="P20"/>
      <text:p text:style-name="P8">ご指摘の箇所を次のように修正し，第４節で何を説明するかが明確になるように修正しました．</text:p>
      <text:p text:style-name="P50">「そこで，超音波探触子から入射される波動場を再現する際には，t^(n)_iを境界条件として与えた計算を行うのではなく，プレート裏面側で計測した速度波形を使った計算を行う．その具体的な方法については第4節で説明する．」</text:p>
      <text:p text:style-name="P8">なお，表面力を境界条件として与える場合と，底面での速度波形を与える場合の違いは，試験体底面を経由しない波動場が再現されないことです．このことは，イメージングに与える影響が大きくないことも合わせ，<text:span text:style-name="T17">4(2)において述べられている通りです．</text:span></text:p>
      <text:p text:style-name="P8"/>
      <text:p text:style-name="P22"/>
      <text:p text:style-name="P21">8)たとえば P6,右,図-7</text:p>
      <text:p text:style-name="P21">最適化手法で推定されるのは場所毎のρ,λ,μです.推定結果として,図-7 には推定結果を使って計算した時間反転場のスナップショットが載っています.推定結果が妥当であることを示すのに,直接の推定結果であるρ,λ,μの分布図を示す必要はないでしょうか.亀裂のところでρ,λ,μが低下する様子が再現できていることを示す必要はないのでしょうか.</text:p>
      <text:p text:style-name="P21"/>
      <text:p text:style-name="P31">本研究の目的はRTMによるきずの超音波イメージングであり，密度等の物性値を定量的に推定することにはありません．また，RTMの成否には時間反転場が散乱源に正しく集束するかどうかが重要な要因となりますので，計算した時間反転場を示しその挙動を詳しく論じています．なお，RTMイメージングにはFWIのFrechetカーネルを採用していますが，FWIのような反復計算を行っているわけではありません．そのため，密度等の推定値は得られませんので，ρ,λ,μ<text:span text:style-name="T26">の分布は本論文で示されておりません．</text:span></text:p>
      <text:p text:style-name="P39"/>
      <text:p text:style-name="P21"/>
      <text:p text:style-name="P20">9)P8,右,1~5 行</text:p>
      <text:p text:style-name="P20">直達波は問題とならないとありますが,探触子側の表面を伝わる表面波には寄与しないのでしょうか?</text:p>
      <text:p text:style-name="P9">「実体波を使った今回のRTMイメージングでは問題とならない」に改めました．</text:p>
      <text:p text:style-name="P9"><text:soft-page-break/></text:p>
      <text:p text:style-name="P20">10) P9,右,4 行目</text:p>
      <text:p text:style-name="P20">ここだけ「継ぎ手」になっていて,他は「継手」となっています.</text:p>
      <text:p text:style-name="P7">継手に修正しました．</text:p>
      <text:p text:style-name="P20"/>
      <text:p text:style-name="P20">11) 減衰の影響について</text:p>
      <text:p text:style-name="P20">減衰に関する記載がありませんが,数値解析では減衰なしと設定されているのでしょうか.</text:p>
      <text:p text:style-name="P12">減衰は考慮していませんので，**において「物体力は働かず材料減衰は無視できるとする．」と説明するように致しました．</text:p>
      <text:p text:style-name="P10"/>
      <text:p text:style-name="P23">査読者C</text:p>
      <text:p text:style-name="P23"><text:span text:style-name="T11">1) </text:span>P.2 左段</text:p>
      <text:p text:style-name="P23">「これに対して超音波探傷分野では,シミュレーション波形を使ったイメージング例 25),32) はあるものの, 計測波形を使った検討や実際の探傷への利用はほとんど行われていない.」と述べているが,著者らの論文(土木学会論文集 A2,Vol.72,No.2, 71-81, 2019)において,計測波形を用いたものを発表していると思います.特に,本論文の式(26)を使って映像化された方法と 2019 年の論文の方法は同じではないのでしょうか?</text:p>
      <text:p text:style-name="P16">ご指摘の論文を参考文献33)として加え，「計測波形を使った検討や実際の探傷への利用33) はあまり進んでいない．」と修正しました．</text:p>
      <text:p text:style-name="P16"/>
      <text:p text:style-name="P23">2<text:span text:style-name="T11">) </text:span>式(22)の下</text:p>
      <text:p text:style-name="P23">u^{-}=-( u^{+}-u^{meas})を時間反転場解析の境界値(18) に用いると書いています.ここで,u^{-}は左進行波なので,入射波に相当すると思います.しかし,P.6 の左段では,「u^{meas}=は全変位だから,u^{n} −u^{meas} が散乱波となり,時間反転場には散乱源に戻る波動場が明瞭に現れる.」とあり,散乱波を時間反転して解析すると思いました.これらは矛盾する表現ではないでしょうか?</text:p>
      <text:p text:style-name="P10">＋と−が反転していましたので修正しました．</text:p>
      <text:p text:style-name="P10"/>
      <text:p text:style-name="P23">3<text:span text:style-name="T11">) </text:span>図 9</text:p>
      <text:p text:style-name="P23">スリットで発生した波動は,波長が短く,波数も多いのですが,図 6 の左進行波(入射波)は波数が2 波程度だと読み取れます.波長が短くなるのはモード変換で横波が発生したとしても,図 9 で波数が多くなる理由は何でしょうか.</text:p>
      <text:p text:style-name="P13">正確なメカニズムは不明ですが，スリット開口部近傍の切り欠き側面やコーナからのエコーが混在するためと思われます．これを説明する次の記述を＊＊に加えました．</text:p>
      <text:p text:style-name="P11">「なお，ここに示された散乱波の振動回数が6〜7回程度多いことは，スリットと切り欠きからのエコーが混在するためと考えられる．」</text:p>
      <text:p text:style-name="P10"/>
      <text:p text:style-name="P23"><text:span text:style-name="T11">4) </text:span>式(26)の下</text:p>
      <text:p text:style-name="P23">「RTM 一般が, FWI の特別なケースということではない.」という文章の,“一般”が何を表すのかよく分かりませんでした.</text:p>
      <text:p text:style-name="P10">「RTMが必ずしもFWIの特別なケースということではない」に修正しました．</text:p>
      <text:p text:style-name="P10"/>
      <text:p text:style-name="P23">5<text:span text:style-name="T11">) </text:span>4 節(2)</text:p>
      <text:p text:style-name="P23">「擬似的な振源項」観測範囲 S’にて波動を計測し,これを FDTD 法で試験体内部の入射場として用いていますが,この項目で実施した疑似振源を設定するメリットがよく分かりませんでした.また,「5.まとめ」で,実際の応用例ではアレイ探触子を使いたいと結論で述べていますが,このように裏にも表にもアレイ探触子を設置して計測するのは実用的でしょうか?</text:p>
      <text:p text:style-name="P14">メリットはセンサー設置面の接触力を推定する手間が省かれることです．このことを，4(2)の末尾で以下のように説明するようにしました．</text:p>
      <text:p text:style-name="P14">「以上により，送信探触子のモデル化を行うことなくRTMイメージングに用いる入射場を得ることができる．」</text:p>
      <text:p text:style-name="P14">なお，受信に圧電センサーを利用することの議論は本文中で行っていませんので，５節末尾の６行はまとめから削除しました．</text:p>
      <text:p text:style-name="P23"/>
      <text:p text:style-name="P23">6<text:span text:style-name="T11">) </text:span>図 10(f)</text:p>
      <text:p text:style-name="P23">なぜ,スリット部ではない位置に入射波を送信しているのでしょうか?</text:p>
      <text:p text:style-name="P15"><text:soft-page-break/>き裂の正確な位置等は分からない状況を想定し，概ね切り欠き部分に入射波が向かうようにセンサーを設置したためです．特定の点を正確に狙った入射をしていませんので，＊＊の記述を<text:span text:style-name="T18">「切り欠き角部に到達するよう」を「切り欠き角部近傍に到達するよう」へ修正しました．</text:span></text:p>
      <text:p text:style-name="P10"/>
      <text:p text:style-name="P23">7<text:span text:style-name="T11">) </text:span>その他</text:p>
      <text:p text:style-name="P23">誤字・脱字がたくさんあります.また,式の表記を確認してください.</text:p>
      <text:p text:style-name="P24">P.2「これらの実験と計算を通じ, 時間反転場の計算によってはじめて見出される有用なエコーが“存在ることし”, またそれを用いた RTM イメージングで正しい位置に“指示もつ”欠陥画像が合成できることを示す.」</text:p>
      <text:p text:style-name="P24">P.3 「送信探触子の駆動には超音波パルサー/レシーバを用い,」→レシーバは不要.</text:p>
      <text:p text:style-name="P23">P.6 「振幅の大きな左進行波の一部が除去“しきれいてない”.」</text:p>
      <text:p text:style-name="P23">P.6 「速度場| u†i (x, t)| のスナップショット」→ i は不要 or u はローマン体にする.</text:p>
      <text:p text:style-name="P23"/>
      <text:p text:style-name="P36">ご指摘の点全て修正し，その他の箇所も見直しを行いました．</text:p>
      <text:p text:style-name="P36"/>
      <text:p text:style-name="P41">P.6 「式(22)と式(23),およびその周辺」→ x はボールドイタリック体だと思います.</text:p>
      <text:p text:style-name="P37"><text:span text:style-name="T27">y=x_2はR上で一定のため引数から省略しています．このことを本文中で次のように説明するよう修正しました．</text:span></text:p>
      <text:p text:style-name="P37">「なお，観測面R上でx_2は一定のため，u_n^±等の引数からx_2は省略してい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明朝"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ゴシック" style:font-family-asian="IPAゴシック"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TakaoPGothic1" style:font-family-complex="TakaoPGothi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kaoPGothic1"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1" style:font-family-complex="TakaoPGothic"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7T13:26:50.551748243</meta:creation-date>
    <dc:date>2022-09-28T17:01:30.703122704</dc:date>
    <meta:editing-duration>P4DT5H9M52S</meta:editing-duration>
    <meta:editing-cycles>34</meta:editing-cycles>
    <meta:generator>LibreOffice/6.0.7.3$Linux_X86_64 LibreOffice_project/00m0$Build-3</meta:generator>
    <meta:document-statistic meta:table-count="0" meta:image-count="0" meta:object-count="0" meta:page-count="6" meta:paragraph-count="128" meta:word-count="7555" meta:character-count="8716" meta:non-whitespace-character-count="8484"/>
  </office:meta>
</office:document-meta>
</file>